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9.895cm" svg:height="6.487cm" svg:x="0cm" svg:y="8.533cm">
            <draw:object draw:notify-on-update-of-ranges="Arkusz1.A2:Arkusz1.A25 Arkusz1.A2:Arkusz1.A25 Arkusz1.B1:Arkusz1.B1 Arkusz1.B2:Arkusz1.B25 Arkusz1.A2:Arkusz1.A25 Arkusz1.C1:Arkusz1.C1 Arkusz1.C2:Arkusz1.C25 Arkusz1.A2:Arkusz1.A25 Arkusz1.D1:Arkusz1.D1 Arkusz1.D2:Arkusz1.D25 Arkusz1.A2:Arkusz1.A25 Arkusz1.E1:Arkusz1.E1 Arkusz1.E2:Arkusz1.E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0.604cm" svg:y="4.633cm">
            <draw:object draw:notify-on-update-of-ranges="Arkusz1.G1:Arkusz1.G1 Arkusz1.G2:Arkusz1.G25 Arkusz1.H1:Arkusz1.H1 Arkusz1.H2:Arkusz1.H25 Arkusz1.I1:Arkusz1.I1 Arkusz1.I2:Arkusz1.I25 Arkusz1.J1:Arkusz1.J1 Arkusz1.J2:Arkusz1.J25 Arkusz1.K1:Arkusz1.K1 Arkusz1.K2:Arkusz1.K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gpu_all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107095" calcext:value-type="float">
            <text:p>0.000107095</text:p>
          </table:table-cell>
          <table:table-cell office:value-type="float" office:value="0.0684512" calcext:value-type="float">
            <text:p>0.0684512</text:p>
          </table:table-cell>
          <table:table-cell office:value-type="float" office:value="0.572099" calcext:value-type="float">
            <text:p>0.572099</text:p>
          </table:table-cell>
          <table:table-cell office:value-type="float" office:value="0.64055" calcext:value-type="float">
            <text:p>0.640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61799" calcext:value-type="float">
            <text:p>0.0661799</text:p>
          </table:table-cell>
          <table:table-cell office:value-type="float" office:value="0.0574473" calcext:value-type="float">
            <text:p>0.0574473</text:p>
          </table:table-cell>
          <table:table-cell office:value-type="float" office:value="0.0684512" calcext:value-type="float">
            <text:p>0.0684512</text:p>
          </table:table-cell>
          <table:table-cell office:value-type="float" office:value="0.0623067" calcext:value-type="float">
            <text:p>0.062306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111557" calcext:value-type="float">
            <text:p>0.000111557</text:p>
          </table:table-cell>
          <table:table-cell office:value-type="float" office:value="0.0650733" calcext:value-type="float">
            <text:p>0.0650733</text:p>
          </table:table-cell>
          <table:table-cell office:value-type="float" office:value="0.568962" calcext:value-type="float">
            <text:p>0.568962</text:p>
          </table:table-cell>
          <table:table-cell table:style-name="ce2" office:value-type="float" office:value="0.634035" calcext:value-type="float">
            <text:p>0.6340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575276" calcext:value-type="float">
            <text:p>0.0575276</text:p>
          </table:table-cell>
          <table:table-cell office:value-type="float" office:value="0.0576704" calcext:value-type="float">
            <text:p>0.0576704</text:p>
          </table:table-cell>
          <table:table-cell office:value-type="float" office:value="0.0650733" calcext:value-type="float">
            <text:p>0.0650733</text:p>
          </table:table-cell>
          <table:table-cell office:value-type="float" office:value="0.0576704" calcext:value-type="float">
            <text:p>0.057670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float" office:value="0.00009817" calcext:value-type="float">
            <text:p>9.82E-005</text:p>
          </table:table-cell>
          <table:table-cell office:value-type="float" office:value="0.0775052" calcext:value-type="float">
            <text:p>0.0775052</text:p>
          </table:table-cell>
          <table:table-cell office:value-type="float" office:value="0.60806" calcext:value-type="float">
            <text:p>0.60806</text:p>
          </table:table-cell>
          <table:table-cell office:value-type="float" office:value="0.685566" calcext:value-type="float">
            <text:p>0.6855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63342" calcext:value-type="float">
            <text:p>0.063342</text:p>
          </table:table-cell>
          <table:table-cell office:value-type="float" office:value="0.0578935" calcext:value-type="float">
            <text:p>0.0578935</text:p>
          </table:table-cell>
          <table:table-cell office:value-type="float" office:value="0.0775052" calcext:value-type="float">
            <text:p>0.0775052</text:p>
          </table:table-cell>
          <table:table-cell office:value-type="float" office:value="0.0577953" calcext:value-type="float">
            <text:p>0.057795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13833" calcext:value-type="float">
            <text:p>0.00013833</text:p>
          </table:table-cell>
          <table:table-cell office:value-type="float" office:value="0.0706511" calcext:value-type="float">
            <text:p>0.0706511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655851" calcext:value-type="float">
            <text:p>0.6558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603701" calcext:value-type="float">
            <text:p>0.0603701</text:p>
          </table:table-cell>
          <table:table-cell office:value-type="float" office:value="0.0580854" calcext:value-type="float">
            <text:p>0.0580854</text:p>
          </table:table-cell>
          <table:table-cell office:value-type="float" office:value="0.0706511" calcext:value-type="float">
            <text:p>0.0706511</text:p>
          </table:table-cell>
          <table:table-cell office:value-type="float" office:value="0.0733553" calcext:value-type="float">
            <text:p>0.073355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000240963" calcext:value-type="float">
            <text:p>0.000240963</text:p>
          </table:table-cell>
          <table:table-cell office:value-type="float" office:value="0.0521327" calcext:value-type="float">
            <text:p>0.0521327</text:p>
          </table:table-cell>
          <table:table-cell office:value-type="float" office:value="0.533081" calcext:value-type="float">
            <text:p>0.533081</text:p>
          </table:table-cell>
          <table:table-cell office:value-type="float" office:value="0.585213" calcext:value-type="float">
            <text:p>0.58521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649439" calcext:value-type="float">
            <text:p>0.0649439</text:p>
          </table:table-cell>
          <table:table-cell office:value-type="float" office:value="0.0628109" calcext:value-type="float">
            <text:p>0.0628109</text:p>
          </table:table-cell>
          <table:table-cell office:value-type="float" office:value="0.0521327" calcext:value-type="float">
            <text:p>0.0521327</text:p>
          </table:table-cell>
          <table:table-cell office:value-type="float" office:value="0.0575589" calcext:value-type="float">
            <text:p>0.057558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000504236" calcext:value-type="float">
            <text:p>0.000504236</text:p>
          </table:table-cell>
          <table:table-cell office:value-type="float" office:value="0.0576258" calcext:value-type="float">
            <text:p>0.0576258</text:p>
          </table:table-cell>
          <table:table-cell office:value-type="float" office:value="0.545821" calcext:value-type="float">
            <text:p>0.545821</text:p>
          </table:table-cell>
          <table:table-cell office:value-type="float" office:value="0.603446" calcext:value-type="float">
            <text:p>0.60344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593081" calcext:value-type="float">
            <text:p>0.0593081</text:p>
          </table:table-cell>
          <table:table-cell office:value-type="float" office:value="0.0646405" calcext:value-type="float">
            <text:p>0.0646405</text:p>
          </table:table-cell>
          <table:table-cell office:value-type="float" office:value="0.0576258" calcext:value-type="float">
            <text:p>0.0576258</text:p>
          </table:table-cell>
          <table:table-cell office:value-type="float" office:value="0.0578177" calcext:value-type="float">
            <text:p>0.057817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00057117" calcext:value-type="float">
            <text:p>0.00057117</text:p>
          </table:table-cell>
          <table:table-cell office:value-type="float" office:value="0.0632795" calcext:value-type="float">
            <text:p>0.0632795</text:p>
          </table:table-cell>
          <table:table-cell office:value-type="float" office:value="0.560319" calcext:value-type="float">
            <text:p>0.560319</text:p>
          </table:table-cell>
          <table:table-cell office:value-type="float" office:value="0.623598" calcext:value-type="float">
            <text:p>0.62359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584245" calcext:value-type="float">
            <text:p>0.0584245</text:p>
          </table:table-cell>
          <table:table-cell office:value-type="float" office:value="0.0655552" calcext:value-type="float">
            <text:p>0.0655552</text:p>
          </table:table-cell>
          <table:table-cell office:value-type="float" office:value="0.0632795" calcext:value-type="float">
            <text:p>0.0632795</text:p>
          </table:table-cell>
          <table:table-cell office:value-type="float" office:value="0.0613652" calcext:value-type="float">
            <text:p>0.0613652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0.000999548" calcext:value-type="float">
            <text:p>0.000999548</text:p>
          </table:table-cell>
          <table:table-cell office:value-type="float" office:value="0.0571974" calcext:value-type="float">
            <text:p>0.0571974</text:p>
          </table:table-cell>
          <table:table-cell office:value-type="float" office:value="0.533826" calcext:value-type="float">
            <text:p>0.533826</text:p>
          </table:table-cell>
          <table:table-cell office:value-type="float" office:value="0.591023" calcext:value-type="float">
            <text:p>0.59102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659434" calcext:value-type="float">
            <text:p>0.0659434</text:p>
          </table:table-cell>
          <table:table-cell office:value-type="float" office:value="0.0599194" calcext:value-type="float">
            <text:p>0.0599194</text:p>
          </table:table-cell>
          <table:table-cell office:value-type="float" office:value="0.0571974" calcext:value-type="float">
            <text:p>0.0571974</text:p>
          </table:table-cell>
          <table:table-cell office:value-type="float" office:value="0.0574339" calcext:value-type="float">
            <text:p>0.0574339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0.00213297" calcext:value-type="float">
            <text:p>0.00213297</text:p>
          </table:table-cell>
          <table:table-cell office:value-type="float" office:value="0.0585941" calcext:value-type="float">
            <text:p>0.0585941</text:p>
          </table:table-cell>
          <table:table-cell office:value-type="float" office:value="0.524549" calcext:value-type="float">
            <text:p>0.524549</text:p>
          </table:table-cell>
          <table:table-cell office:value-type="float" office:value="0.583143" calcext:value-type="float">
            <text:p>0.583143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749438" calcext:value-type="float">
            <text:p>0.0749438</text:p>
          </table:table-cell>
          <table:table-cell office:value-type="float" office:value="0.0574651" calcext:value-type="float">
            <text:p>0.0574651</text:p>
          </table:table-cell>
          <table:table-cell office:value-type="float" office:value="0.0585941" calcext:value-type="float">
            <text:p>0.0585941</text:p>
          </table:table-cell>
          <table:table-cell office:value-type="float" office:value="0.0575053" calcext:value-type="float">
            <text:p>0.0575053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0.00464522" calcext:value-type="float">
            <text:p>0.00464522</text:p>
          </table:table-cell>
          <table:table-cell office:value-type="float" office:value="0.0593928" calcext:value-type="float">
            <text:p>0.0593928</text:p>
          </table:table-cell>
          <table:table-cell office:value-type="float" office:value="0.557494" calcext:value-type="float">
            <text:p>0.557494</text:p>
          </table:table-cell>
          <table:table-cell office:value-type="float" office:value="0.616887" calcext:value-type="float">
            <text:p>0.61688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621728" calcext:value-type="float">
            <text:p>0.0621728</text:p>
          </table:table-cell>
          <table:table-cell office:value-type="float" office:value="0.0654571" calcext:value-type="float">
            <text:p>0.0654571</text:p>
          </table:table-cell>
          <table:table-cell office:value-type="float" office:value="0.0593928" calcext:value-type="float">
            <text:p>0.0593928</text:p>
          </table:table-cell>
          <table:table-cell office:value-type="float" office:value="0.0675231" calcext:value-type="float">
            <text:p>0.067523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0792946" calcext:value-type="float">
            <text:p>0.00792946</text:p>
          </table:table-cell>
          <table:table-cell office:value-type="float" office:value="0.0778131" calcext:value-type="float">
            <text:p>0.0778131</text:p>
          </table:table-cell>
          <table:table-cell office:value-type="float" office:value="0.612813" calcext:value-type="float">
            <text:p>0.612813</text:p>
          </table:table-cell>
          <table:table-cell office:value-type="float" office:value="0.690626" calcext:value-type="float">
            <text:p>0.69062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0723423" calcext:value-type="float">
            <text:p>0.0723423</text:p>
          </table:table-cell>
          <table:table-cell office:value-type="float" office:value="0.0604058" calcext:value-type="float">
            <text:p>0.0604058</text:p>
          </table:table-cell>
          <table:table-cell office:value-type="float" office:value="0.0778131" calcext:value-type="float">
            <text:p>0.0778131</text:p>
          </table:table-cell>
          <table:table-cell office:value-type="float" office:value="0.0716016" calcext:value-type="float">
            <text:p>0.0716016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152163" calcext:value-type="float">
            <text:p>0.0152163</text:p>
          </table:table-cell>
          <table:table-cell office:value-type="float" office:value="0.0657382" calcext:value-type="float">
            <text:p>0.0657382</text:p>
          </table:table-cell>
          <table:table-cell office:value-type="float" office:value="0.582188" calcext:value-type="float">
            <text:p>0.582188</text:p>
          </table:table-cell>
          <table:table-cell office:value-type="float" office:value="0.647926" calcext:value-type="float">
            <text:p>0.647926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0.0844708" calcext:value-type="float">
            <text:p>0.0844708</text:p>
          </table:table-cell>
          <table:table-cell office:value-type="float" office:value="0.0786922" calcext:value-type="float">
            <text:p>0.0786922</text:p>
          </table:table-cell>
          <table:table-cell office:value-type="float" office:value="0.0657382" calcext:value-type="float">
            <text:p>0.0657382</text:p>
          </table:table-cell>
          <table:table-cell office:value-type="float" office:value="0.0754927" calcext:value-type="float">
            <text:p>0.0754927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0332841" calcext:value-type="float">
            <text:p>0.0332841</text:p>
          </table:table-cell>
          <table:table-cell office:value-type="float" office:value="0.0842878" calcext:value-type="float">
            <text:p>0.0842878</text:p>
          </table:table-cell>
          <table:table-cell office:value-type="float" office:value="0.602322" calcext:value-type="float">
            <text:p>0.602322</text:p>
          </table:table-cell>
          <table:table-cell office:value-type="float" office:value="0.68661" calcext:value-type="float">
            <text:p>0.68661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0.116461" calcext:value-type="float">
            <text:p>0.116461</text:p>
          </table:table-cell>
          <table:table-cell office:value-type="float" office:value="0.0883173" calcext:value-type="float">
            <text:p>0.0883173</text:p>
          </table:table-cell>
          <table:table-cell office:value-type="float" office:value="0.0842878" calcext:value-type="float">
            <text:p>0.0842878</text:p>
          </table:table-cell>
          <table:table-cell office:value-type="float" office:value="0.0804592" calcext:value-type="float">
            <text:p>0.0804592</text:p>
          </table:table-cell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0.0653098" calcext:value-type="float">
            <text:p>0.0653098</text:p>
          </table:table-cell>
          <table:table-cell office:value-type="float" office:value="0.0819809" calcext:value-type="float">
            <text:p>0.0819809</text:p>
          </table:table-cell>
          <table:table-cell office:value-type="float" office:value="0.593986" calcext:value-type="float">
            <text:p>0.593986</text:p>
          </table:table-cell>
          <table:table-cell office:value-type="float" office:value="0.675967" calcext:value-type="float">
            <text:p>0.675967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0.165854" calcext:value-type="float">
            <text:p>0.165854</text:p>
          </table:table-cell>
          <table:table-cell office:value-type="float" office:value="0.0962244" calcext:value-type="float">
            <text:p>0.0962244</text:p>
          </table:table-cell>
          <table:table-cell office:value-type="float" office:value="0.0819809" calcext:value-type="float">
            <text:p>0.0819809</text:p>
          </table:table-cell>
          <table:table-cell office:value-type="float" office:value="0.0868983" calcext:value-type="float">
            <text:p>0.0868983</text:p>
          </table:table-cell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0.125318" calcext:value-type="float">
            <text:p>0.125318</text:p>
          </table:table-cell>
          <table:table-cell office:value-type="float" office:value="0.109312" calcext:value-type="float">
            <text:p>0.109312</text:p>
          </table:table-cell>
          <table:table-cell office:value-type="float" office:value="0.699033" calcext:value-type="float">
            <text:p>0.699033</text:p>
          </table:table-cell>
          <table:table-cell office:value-type="float" office:value="0.808345" calcext:value-type="float">
            <text:p>0.808345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0.266255" calcext:value-type="float">
            <text:p>0.266255</text:p>
          </table:table-cell>
          <table:table-cell office:value-type="float" office:value="0.126555" calcext:value-type="float">
            <text:p>0.126555</text:p>
          </table:table-cell>
          <table:table-cell office:value-type="float" office:value="0.109312" calcext:value-type="float">
            <text:p>0.109312</text:p>
          </table:table-cell>
          <table:table-cell office:value-type="float" office:value="0.140597" calcext:value-type="float">
            <text:p>0.140597</text:p>
          </table:table-cell>
        </table:table-row>
        <table:table-row table:style-name="ro2">
          <table:table-cell office:value-type="float" office:value="64000" calcext:value-type="float">
            <text:p>64000</text:p>
          </table:table-cell>
          <table:table-cell office:value-type="float" office:value="0.25053" calcext:value-type="float">
            <text:p>0.25053</text:p>
          </table:table-cell>
          <table:table-cell office:value-type="float" office:value="0.161409" calcext:value-type="float">
            <text:p>0.161409</text:p>
          </table:table-cell>
          <table:table-cell office:value-type="float" office:value="0.884395" calcext:value-type="float">
            <text:p>0.884395</text:p>
          </table:table-cell>
          <table:table-cell office:value-type="float" office:value="1.0458" calcext:value-type="float">
            <text:p>1.0458</text:p>
          </table:table-cell>
          <table:table-cell/>
          <table:table-cell office:value-type="float" office:value="64000" calcext:value-type="float">
            <text:p>64000</text:p>
          </table:table-cell>
          <table:table-cell office:value-type="float" office:value="0.476437" calcext:value-type="float">
            <text:p>0.476437</text:p>
          </table:table-cell>
          <table:table-cell office:value-type="float" office:value="0.21103" calcext:value-type="float">
            <text:p>0.21103</text:p>
          </table:table-cell>
          <table:table-cell office:value-type="float" office:value="0.161409" calcext:value-type="float">
            <text:p>0.161409</text:p>
          </table:table-cell>
          <table:table-cell office:value-type="float" office:value="0.190726" calcext:value-type="float">
            <text:p>0.190726</text:p>
          </table:table-cell>
        </table:table-row>
        <table:table-row table:style-name="ro2">
          <table:table-cell office:value-type="float" office:value="128000" calcext:value-type="float">
            <text:p>128000</text:p>
          </table:table-cell>
          <table:table-cell office:value-type="float" office:value="0.486995" calcext:value-type="float">
            <text:p>0.486995</text:p>
          </table:table-cell>
          <table:table-cell office:value-type="float" office:value="0.265876" calcext:value-type="float">
            <text:p>0.265876</text:p>
          </table:table-cell>
          <table:table-cell office:value-type="float" office:value="1.4684" calcext:value-type="float">
            <text:p>1.4684</text:p>
          </table:table-cell>
          <table:table-cell office:value-type="float" office:value="1.73427" calcext:value-type="float">
            <text:p>1.73427</text:p>
          </table:table-cell>
          <table:table-cell/>
          <table:table-cell office:value-type="float" office:value="128000" calcext:value-type="float">
            <text:p>128000</text:p>
          </table:table-cell>
          <table:table-cell office:value-type="float" office:value="0.910776" calcext:value-type="float">
            <text:p>0.910776</text:p>
          </table:table-cell>
          <table:table-cell office:value-type="float" office:value="0.358664" calcext:value-type="float">
            <text:p>0.358664</text:p>
          </table:table-cell>
          <table:table-cell office:value-type="float" office:value="0.265876" calcext:value-type="float">
            <text:p>0.265876</text:p>
          </table:table-cell>
          <table:table-cell office:value-type="float" office:value="0.331859" calcext:value-type="float">
            <text:p>0.331859</text:p>
          </table:table-cell>
        </table:table-row>
        <table:table-row table:style-name="ro2">
          <table:table-cell office:value-type="float" office:value="256000" calcext:value-type="float">
            <text:p>256000</text:p>
          </table:table-cell>
          <table:table-cell office:value-type="float" office:value="0.99805" calcext:value-type="float">
            <text:p>0.99805</text:p>
          </table:table-cell>
          <table:table-cell office:value-type="float" office:value="0.47973" calcext:value-type="float">
            <text:p>0.47973</text:p>
          </table:table-cell>
          <table:table-cell office:value-type="float" office:value="2.48322" calcext:value-type="float">
            <text:p>2.48322</text:p>
          </table:table-cell>
          <table:table-cell office:value-type="float" office:value="2.96295" calcext:value-type="float">
            <text:p>2.96295</text:p>
          </table:table-cell>
          <table:table-cell/>
          <table:table-cell office:value-type="float" office:value="256000" calcext:value-type="float">
            <text:p>256000</text:p>
          </table:table-cell>
          <table:table-cell office:value-type="float" office:value="1.74312" calcext:value-type="float">
            <text:p>1.74312</text:p>
          </table:table-cell>
          <table:table-cell office:value-type="float" office:value="0.639056" calcext:value-type="float">
            <text:p>0.639056</text:p>
          </table:table-cell>
          <table:table-cell office:value-type="float" office:value="0.47973" calcext:value-type="float">
            <text:p>0.47973</text:p>
          </table:table-cell>
          <table:table-cell office:value-type="float" office:value="0.621099" calcext:value-type="float">
            <text:p>0.621099</text:p>
          </table:table-cell>
        </table:table-row>
        <table:table-row table:style-name="ro2">
          <table:table-cell office:value-type="float" office:value="512000" calcext:value-type="float">
            <text:p>512000</text:p>
          </table:table-cell>
          <table:table-cell office:value-type="float" office:value="1.99736" calcext:value-type="float">
            <text:p>1.99736</text:p>
          </table:table-cell>
          <table:table-cell office:value-type="float" office:value="0.904672" calcext:value-type="float">
            <text:p>0.904672</text:p>
          </table:table-cell>
          <table:table-cell office:value-type="float" office:value="3.80979" calcext:value-type="float">
            <text:p>3.80979</text:p>
          </table:table-cell>
          <table:table-cell office:value-type="float" office:value="4.71447" calcext:value-type="float">
            <text:p>4.71447</text:p>
          </table:table-cell>
          <table:table-cell/>
          <table:table-cell office:value-type="float" office:value="512000" calcext:value-type="float">
            <text:p>512000</text:p>
          </table:table-cell>
          <table:table-cell office:value-type="float" office:value="3.39337" calcext:value-type="float">
            <text:p>3.39337</text:p>
          </table:table-cell>
          <table:table-cell office:value-type="float" office:value="1.21147" calcext:value-type="float">
            <text:p>1.21147</text:p>
          </table:table-cell>
          <table:table-cell office:value-type="float" office:value="0.904672" calcext:value-type="float">
            <text:p>0.904672</text:p>
          </table:table-cell>
          <table:table-cell office:value-type="float" office:value="1.17245" calcext:value-type="float">
            <text:p>1.17245</text:p>
          </table:table-cell>
        </table:table-row>
        <table:table-row table:style-name="ro2">
          <table:table-cell office:value-type="float" office:value="1024000" calcext:value-type="float">
            <text:p>1024000</text:p>
          </table:table-cell>
          <table:table-cell office:value-type="float" office:value="3.96048" calcext:value-type="float">
            <text:p>3.96048</text:p>
          </table:table-cell>
          <table:table-cell office:value-type="float" office:value="1.35193" calcext:value-type="float">
            <text:p>1.35193</text:p>
          </table:table-cell>
          <table:table-cell office:value-type="float" office:value="6.09368" calcext:value-type="float">
            <text:p>6.09368</text:p>
          </table:table-cell>
          <table:table-cell office:value-type="float" office:value="7.4456" calcext:value-type="float">
            <text:p>7.4456</text:p>
          </table:table-cell>
          <table:table-cell/>
          <table:table-cell office:value-type="float" office:value="1024000" calcext:value-type="float">
            <text:p>1024000</text:p>
          </table:table-cell>
          <table:table-cell office:value-type="float" office:value="6.3329" calcext:value-type="float">
            <text:p>6.3329</text:p>
          </table:table-cell>
          <table:table-cell office:value-type="float" office:value="1.99937" calcext:value-type="float">
            <text:p>1.99937</text:p>
          </table:table-cell>
          <table:table-cell office:value-type="float" office:value="1.35193" calcext:value-type="float">
            <text:p>1.35193</text:p>
          </table:table-cell>
          <table:table-cell office:value-type="float" office:value="1.8622" calcext:value-type="float">
            <text:p>1.8622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7.72298" calcext:value-type="float">
            <text:p>7.72298</text:p>
          </table:table-cell>
          <table:table-cell office:value-type="float" office:value="2.21274" calcext:value-type="float">
            <text:p>2.21274</text:p>
          </table:table-cell>
          <table:table-cell office:value-type="float" office:value="10.7907" calcext:value-type="float">
            <text:p>10.7907</text:p>
          </table:table-cell>
          <table:table-cell office:value-type="float" office:value="13.0034" calcext:value-type="float">
            <text:p>13.0034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  <table:table-cell office:value-type="float" office:value="3.49196" calcext:value-type="float">
            <text:p>3.49196</text:p>
          </table:table-cell>
          <table:table-cell office:value-type="float" office:value="2.21274" calcext:value-type="float">
            <text:p>2.21274</text:p>
          </table:table-cell>
          <table:table-cell office:value-type="float" office:value="3.22909" calcext:value-type="float">
            <text:p>3.22909</text:p>
          </table:table-cell>
        </table:table-row>
        <table:table-row table:style-name="ro2">
          <table:table-cell office:value-type="float" office:value="4000000" calcext:value-type="float">
            <text:p>4000000</text:p>
          </table:table-cell>
          <table:table-cell office:value-type="float" office:value="15.41" calcext:value-type="float">
            <text:p>15.41</text:p>
          </table:table-cell>
          <table:table-cell office:value-type="float" office:value="3.99815" calcext:value-type="float">
            <text:p>3.99815</text:p>
          </table:table-cell>
          <table:table-cell office:value-type="float" office:value="20.2615" calcext:value-type="float">
            <text:p>20.2615</text:p>
          </table:table-cell>
          <table:table-cell office:value-type="float" office:value="24.2597" calcext:value-type="float">
            <text:p>24.2597</text:p>
          </table:table-cell>
          <table:table-cell/>
          <table:table-cell office:value-type="float" office:value="4000000" calcext:value-type="float">
            <text:p>4000000</text:p>
          </table:table-cell>
          <table:table-cell/>
          <table:table-cell office:value-type="float" office:value="6.50117" calcext:value-type="float">
            <text:p>6.50117</text:p>
          </table:table-cell>
          <table:table-cell office:value-type="float" office:value="3.99815" calcext:value-type="float">
            <text:p>3.99815</text:p>
          </table:table-cell>
          <table:table-cell office:value-type="float" office:value="6.04312" calcext:value-type="float">
            <text:p>6.04312</text:p>
          </table:table-cell>
        </table:table-row>
        <table:table-row table:style-name="ro2">
          <table:table-cell office:value-type="float" office:value="8000000" calcext:value-type="float">
            <text:p>8000000</text:p>
          </table:table-cell>
          <table:table-cell office:value-type="float" office:value="30.9682" calcext:value-type="float">
            <text:p>30.9682</text:p>
          </table:table-cell>
          <table:table-cell office:value-type="float" office:value="7.56939" calcext:value-type="float">
            <text:p>7.56939</text:p>
          </table:table-cell>
          <table:table-cell office:value-type="float" office:value="38.4754" calcext:value-type="float">
            <text:p>38.4754</text:p>
          </table:table-cell>
          <table:table-cell office:value-type="float" office:value="46.0448" calcext:value-type="float">
            <text:p>46.0448</text:p>
          </table:table-cell>
          <table:table-cell/>
          <table:table-cell office:value-type="float" office:value="8000000" calcext:value-type="float">
            <text:p>8000000</text:p>
          </table:table-cell>
          <table:table-cell table:number-columns-repeated="2"/>
          <table:table-cell office:value-type="float" office:value="7.56939" calcext:value-type="float">
            <text:p>7.56939</text:p>
          </table:table-cell>
          <table:table-cell office:value-type="float" office:value="11.6364" calcext:value-type="float">
            <text:p>11.6364</text:p>
          </table:table-cell>
        </table:table-row>
        <table:table-row table:style-name="ro2">
          <table:table-cell office:value-type="float" office:value="16000000" calcext:value-type="float">
            <text:p>16000000</text:p>
          </table:table-cell>
          <table:table-cell office:value-type="float" office:value="61.6145" calcext:value-type="float">
            <text:p>61.6145</text:p>
          </table:table-cell>
          <table:table-cell office:value-type="float" office:value="15.0065" calcext:value-type="float">
            <text:p>15.0065</text:p>
          </table:table-cell>
          <table:table-cell office:value-type="float" office:value="74.8342" calcext:value-type="float">
            <text:p>74.8342</text:p>
          </table:table-cell>
          <table:table-cell office:value-type="float" office:value="89.8407" calcext:value-type="float">
            <text:p>89.8407</text:p>
          </table:table-cell>
          <table:table-cell/>
          <table:table-cell office:value-type="float" office:value="16000000" calcext:value-type="float">
            <text:p>16000000</text:p>
          </table:table-cell>
          <table:table-cell table:number-columns-repeated="2"/>
          <table:table-cell office:value-type="float" office:value="15.0065" calcext:value-type="float">
            <text:p>15.0065</text:p>
          </table:table-cell>
          <table:table-cell office:value-type="float" office:value="23.2323" calcext:value-type="float">
            <text:p>23.2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20:38:02.291000000</meta:creation-date>
    <dc:date>2014-06-04T21:23:18.410000000</dc:date>
    <meta:editing-duration>PT7M14S</meta:editing-duration>
    <meta:editing-cycles>1</meta:editing-cycles>
    <meta:document-statistic meta:table-count="1" meta:cell-count="244" meta:object-count="2"/>
    <meta:generator>LibreOffice/4.1.2.2$Windows_x86 LibreOffice_project/281b75f427729060b6446ddb3777b32f957a8f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896cm" svg:height="6.488cm" xlink:href=".." xlink:type="simple" chart:class="chart:scatter" chart:column-mapping="0 1 2 3" chart:style-name="ch1">
        <chart:legend chart:legend-position="end" svg:x="7.414cm" svg:y="2.146cm" style:legend-expansion="high" chart:style-name="ch2"/>
        <chart:plot-area chart:style-name="ch3" table:cell-range-address="Arkusz1.A1:Arkusz1.E25" chart:data-source-has-labels="both" svg:x="1.235cm" svg:y="0.651cm" svg:width="5.785cm" svg:height="4.7cm">
          <chartooo:coordinate-region svg:x="2.042cm" svg:y="0.864cm" svg:width="4.235cm" svg:height="3.814cm"/>
          <chart:axis chart:dimension="x" chart:name="primary-x" chart:style-name="ch4" chartooo:axis-type="auto">
            <chart:title svg:x="2.787cm" svg:y="5.481cm" chart:style-name="ch5">
              <text:p>rozmiar problemu</text:p>
            </chart:title>
            <chart:categories table:cell-range-address="Arkusz1.A2:Arkusz1.A25"/>
          </chart:axis>
          <chart:axis chart:dimension="y" chart:name="primary-y" chart:style-name="ch4">
            <chart:title svg:x="0.451cm" svg:y="3.746cm" chart:style-name="ch6">
              <text:p>czas [ms]</text:p>
            </chart:title>
            <chart:grid chart:style-name="ch7" chart:class="major"/>
          </chart:axis>
          <chart:series chart:style-name="ch8" chart:values-cell-range-address="Arkusz1.B2:Arkusz1.B25" chart:label-cell-address="Arkusz1.B1:Arkusz1.B1" chart:class="chart:scatter">
            <chart:domain table:cell-range-address="Arkusz1.A2:Arkusz1.A25"/>
            <chart:data-point chart:repeated="24"/>
          </chart:series>
          <chart:series chart:style-name="ch9" chart:values-cell-range-address="Arkusz1.C2:Arkusz1.C25" chart:label-cell-address="Arkusz1.C1:Arkusz1.C1" chart:class="chart:scatter">
            <chart:data-point chart:repeated="24"/>
          </chart:series>
          <chart:series chart:style-name="ch10" chart:values-cell-range-address="Arkusz1.D2:Arkusz1.D25" chart:label-cell-address="Arkusz1.D1:Arkusz1.D1" chart:class="chart:scatter">
            <chart:data-point chart:repeated="24"/>
          </chart:series>
          <chart:series chart:style-name="ch11" chart:values-cell-range-address="Arkusz1.E2:Arkusz1.E25" chart:label-cell-address="Arkusz1.E1:Arkusz1.E1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pu</text:p>
                <draw:g>
                  <svg:desc>Arkusz1.B1:Arkusz1.B1</svg:desc>
                </draw:g>
              </table:table-cell>
              <table:table-cell office:value-type="string">
                <text:p>kernel</text:p>
                <draw:g>
                  <svg:desc>Arkusz1.C1:Arkusz1.C1</svg:desc>
                </draw:g>
              </table:table-cell>
              <table:table-cell office:value-type="string">
                <text:p>transfer</text:p>
                <draw:g>
                  <svg:desc>Arkusz1.D1:Arkusz1.D1</svg:desc>
                </draw:g>
              </table:table-cell>
              <table:table-cell office:value-type="string">
                <text:p>gpu_all</text:p>
                <draw:g>
                  <svg:desc>Arkusz1.E1:Arkusz1.E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Arkusz1.A2:Arkusz1.A25</svg:desc>
                </draw:g>
              </table:table-cell>
              <table:table-cell office:value-type="float" office:value="2">
                <text:p>2</text:p>
                <draw:g>
                  <svg:desc>Arkusz1.A2:Arkusz1.A25</svg:desc>
                </draw:g>
              </table:table-cell>
              <table:table-cell office:value-type="float" office:value="0.000107095">
                <text:p>0.000107095</text:p>
                <draw:g>
                  <svg:desc>Arkusz1.B2:Arkusz1.B25</svg:desc>
                </draw:g>
              </table:table-cell>
              <table:table-cell office:value-type="float" office:value="0.0684512">
                <text:p>0.0684512</text:p>
                <draw:g>
                  <svg:desc>Arkusz1.C2:Arkusz1.C25</svg:desc>
                </draw:g>
              </table:table-cell>
              <table:table-cell office:value-type="float" office:value="0.572099">
                <text:p>0.572099</text:p>
                <draw:g>
                  <svg:desc>Arkusz1.D2:Arkusz1.D25</svg:desc>
                </draw:g>
              </table:table-cell>
              <table:table-cell office:value-type="float" office:value="0.64055">
                <text:p>0.64055</text:p>
                <draw:g>
                  <svg:desc>Arkusz1.E2:Arkusz1.E2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00111557">
                <text:p>0.000111557</text:p>
              </table:table-cell>
              <table:table-cell office:value-type="float" office:value="0.0650733">
                <text:p>0.0650733</text:p>
              </table:table-cell>
              <table:table-cell office:value-type="float" office:value="0.568962">
                <text:p>0.568962</text:p>
              </table:table-cell>
              <table:table-cell office:value-type="float" office:value="0.634035">
                <text:p>0.6340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0009817">
                <text:p>0.00009817</text:p>
              </table:table-cell>
              <table:table-cell office:value-type="float" office:value="0.0775052">
                <text:p>0.0775052</text:p>
              </table:table-cell>
              <table:table-cell office:value-type="float" office:value="0.60806">
                <text:p>0.60806</text:p>
              </table:table-cell>
              <table:table-cell office:value-type="float" office:value="0.685566">
                <text:p>0.6855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13833">
                <text:p>0.00013833</text:p>
              </table:table-cell>
              <table:table-cell office:value-type="float" office:value="0.0706511">
                <text:p>0.0706511</text:p>
              </table:table-cell>
              <table:table-cell office:value-type="float" office:value="0.5852">
                <text:p>0.5852</text:p>
              </table:table-cell>
              <table:table-cell office:value-type="float" office:value="0.655851">
                <text:p>0.6558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240963">
                <text:p>0.000240963</text:p>
              </table:table-cell>
              <table:table-cell office:value-type="float" office:value="0.0521327">
                <text:p>0.0521327</text:p>
              </table:table-cell>
              <table:table-cell office:value-type="float" office:value="0.533081">
                <text:p>0.533081</text:p>
              </table:table-cell>
              <table:table-cell office:value-type="float" office:value="0.585213">
                <text:p>0.58521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00504236">
                <text:p>0.000504236</text:p>
              </table:table-cell>
              <table:table-cell office:value-type="float" office:value="0.0576258">
                <text:p>0.0576258</text:p>
              </table:table-cell>
              <table:table-cell office:value-type="float" office:value="0.545821">
                <text:p>0.545821</text:p>
              </table:table-cell>
              <table:table-cell office:value-type="float" office:value="0.603446">
                <text:p>0.60344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00057117">
                <text:p>0.00057117</text:p>
              </table:table-cell>
              <table:table-cell office:value-type="float" office:value="0.0632795">
                <text:p>0.0632795</text:p>
              </table:table-cell>
              <table:table-cell office:value-type="float" office:value="0.560319">
                <text:p>0.560319</text:p>
              </table:table-cell>
              <table:table-cell office:value-type="float" office:value="0.623598">
                <text:p>0.62359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000999548">
                <text:p>0.000999548</text:p>
              </table:table-cell>
              <table:table-cell office:value-type="float" office:value="0.0571974">
                <text:p>0.0571974</text:p>
              </table:table-cell>
              <table:table-cell office:value-type="float" office:value="0.533826">
                <text:p>0.533826</text:p>
              </table:table-cell>
              <table:table-cell office:value-type="float" office:value="0.591023">
                <text:p>0.59102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0.00213297">
                <text:p>0.00213297</text:p>
              </table:table-cell>
              <table:table-cell office:value-type="float" office:value="0.0585941">
                <text:p>0.0585941</text:p>
              </table:table-cell>
              <table:table-cell office:value-type="float" office:value="0.524549">
                <text:p>0.524549</text:p>
              </table:table-cell>
              <table:table-cell office:value-type="float" office:value="0.583143">
                <text:p>0.58314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24">
                <text:p>1024</text:p>
              </table:table-cell>
              <table:table-cell office:value-type="float" office:value="0.00464522">
                <text:p>0.00464522</text:p>
              </table:table-cell>
              <table:table-cell office:value-type="float" office:value="0.0593928">
                <text:p>0.0593928</text:p>
              </table:table-cell>
              <table:table-cell office:value-type="float" office:value="0.557494">
                <text:p>0.557494</text:p>
              </table:table-cell>
              <table:table-cell office:value-type="float" office:value="0.616887">
                <text:p>0.61688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00792946">
                <text:p>0.00792946</text:p>
              </table:table-cell>
              <table:table-cell office:value-type="float" office:value="0.0778131">
                <text:p>0.0778131</text:p>
              </table:table-cell>
              <table:table-cell office:value-type="float" office:value="0.612813">
                <text:p>0.612813</text:p>
              </table:table-cell>
              <table:table-cell office:value-type="float" office:value="0.690626">
                <text:p>0.69062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.0152163">
                <text:p>0.0152163</text:p>
              </table:table-cell>
              <table:table-cell office:value-type="float" office:value="0.0657382">
                <text:p>0.0657382</text:p>
              </table:table-cell>
              <table:table-cell office:value-type="float" office:value="0.582188">
                <text:p>0.582188</text:p>
              </table:table-cell>
              <table:table-cell office:value-type="float" office:value="0.647926">
                <text:p>0.64792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.0332841">
                <text:p>0.0332841</text:p>
              </table:table-cell>
              <table:table-cell office:value-type="float" office:value="0.0842878">
                <text:p>0.0842878</text:p>
              </table:table-cell>
              <table:table-cell office:value-type="float" office:value="0.602322">
                <text:p>0.602322</text:p>
              </table:table-cell>
              <table:table-cell office:value-type="float" office:value="0.68661">
                <text:p>0.6866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0.0653098">
                <text:p>0.0653098</text:p>
              </table:table-cell>
              <table:table-cell office:value-type="float" office:value="0.0819809">
                <text:p>0.0819809</text:p>
              </table:table-cell>
              <table:table-cell office:value-type="float" office:value="0.593986">
                <text:p>0.593986</text:p>
              </table:table-cell>
              <table:table-cell office:value-type="float" office:value="0.675967">
                <text:p>0.67596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0.125318">
                <text:p>0.125318</text:p>
              </table:table-cell>
              <table:table-cell office:value-type="float" office:value="0.109312">
                <text:p>0.109312</text:p>
              </table:table-cell>
              <table:table-cell office:value-type="float" office:value="0.699033">
                <text:p>0.699033</text:p>
              </table:table-cell>
              <table:table-cell office:value-type="float" office:value="0.808345">
                <text:p>0.808345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0.25053">
                <text:p>0.25053</text:p>
              </table:table-cell>
              <table:table-cell office:value-type="float" office:value="0.161409">
                <text:p>0.161409</text:p>
              </table:table-cell>
              <table:table-cell office:value-type="float" office:value="0.884395">
                <text:p>0.884395</text:p>
              </table:table-cell>
              <table:table-cell office:value-type="float" office:value="1.0458">
                <text:p>1.0458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128000">
                <text:p>128000</text:p>
              </table:table-cell>
              <table:table-cell office:value-type="float" office:value="0.486995">
                <text:p>0.486995</text:p>
              </table:table-cell>
              <table:table-cell office:value-type="float" office:value="0.265876">
                <text:p>0.265876</text:p>
              </table:table-cell>
              <table:table-cell office:value-type="float" office:value="1.4684">
                <text:p>1.4684</text:p>
              </table:table-cell>
              <table:table-cell office:value-type="float" office:value="1.73427">
                <text:p>1.73427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256000">
                <text:p>256000</text:p>
              </table:table-cell>
              <table:table-cell office:value-type="float" office:value="0.99805">
                <text:p>0.99805</text:p>
              </table:table-cell>
              <table:table-cell office:value-type="float" office:value="0.47973">
                <text:p>0.47973</text:p>
              </table:table-cell>
              <table:table-cell office:value-type="float" office:value="2.48322">
                <text:p>2.48322</text:p>
              </table:table-cell>
              <table:table-cell office:value-type="float" office:value="2.96295">
                <text:p>2.96295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512000">
                <text:p>512000</text:p>
              </table:table-cell>
              <table:table-cell office:value-type="float" office:value="1.99736">
                <text:p>1.99736</text:p>
              </table:table-cell>
              <table:table-cell office:value-type="float" office:value="0.904672">
                <text:p>0.904672</text:p>
              </table:table-cell>
              <table:table-cell office:value-type="float" office:value="3.80979">
                <text:p>3.80979</text:p>
              </table:table-cell>
              <table:table-cell office:value-type="float" office:value="4.71447">
                <text:p>4.71447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1024000">
                <text:p>1024000</text:p>
              </table:table-cell>
              <table:table-cell office:value-type="float" office:value="3.96048">
                <text:p>3.96048</text:p>
              </table:table-cell>
              <table:table-cell office:value-type="float" office:value="1.35193">
                <text:p>1.35193</text:p>
              </table:table-cell>
              <table:table-cell office:value-type="float" office:value="6.09368">
                <text:p>6.09368</text:p>
              </table:table-cell>
              <table:table-cell office:value-type="float" office:value="7.4456">
                <text:p>7.445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000000">
                <text:p>2000000</text:p>
              </table:table-cell>
              <table:table-cell office:value-type="float" office:value="7.72298">
                <text:p>7.72298</text:p>
              </table:table-cell>
              <table:table-cell office:value-type="float" office:value="2.21274">
                <text:p>2.21274</text:p>
              </table:table-cell>
              <table:table-cell office:value-type="float" office:value="10.7907">
                <text:p>10.7907</text:p>
              </table:table-cell>
              <table:table-cell office:value-type="float" office:value="13.0034">
                <text:p>13.0034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000000">
                <text:p>4000000</text:p>
              </table:table-cell>
              <table:table-cell office:value-type="float" office:value="15.41">
                <text:p>15.41</text:p>
              </table:table-cell>
              <table:table-cell office:value-type="float" office:value="3.99815">
                <text:p>3.99815</text:p>
              </table:table-cell>
              <table:table-cell office:value-type="float" office:value="20.2615">
                <text:p>20.2615</text:p>
              </table:table-cell>
              <table:table-cell office:value-type="float" office:value="24.2597">
                <text:p>24.2597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8000000">
                <text:p>8000000</text:p>
              </table:table-cell>
              <table:table-cell office:value-type="float" office:value="30.9682">
                <text:p>30.9682</text:p>
              </table:table-cell>
              <table:table-cell office:value-type="float" office:value="7.56939">
                <text:p>7.56939</text:p>
              </table:table-cell>
              <table:table-cell office:value-type="float" office:value="38.4754">
                <text:p>38.4754</text:p>
              </table:table-cell>
              <table:table-cell office:value-type="float" office:value="46.0448">
                <text:p>46.0448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61.6145">
                <text:p>61.6145</text:p>
              </table:table-cell>
              <table:table-cell office:value-type="float" office:value="15.0065">
                <text:p>15.0065</text:p>
              </table:table-cell>
              <table:table-cell office:value-type="float" office:value="74.8342">
                <text:p>74.8342</text:p>
              </table:table-cell>
              <table:table-cell office:value-type="float" office:value="89.8407">
                <text:p>89.84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Windows_x86 LibreOffice_project/281b75f427729060b6446ddb3777b32f957a8f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4cm" svg:y="0.316cm" chart:style-name="ch2">
          <text:p>czas obliczeń kernela</text:p>
        </chart:title>
        <chart:subtitle svg:x="5.72cm" svg:y="1.275cm" chart:style-name="ch3">
          <text:p>względem rozmiaru bloku</text:p>
        </chart:subtitle>
        <chart:legend chart:legend-position="end" svg:x="13.915cm" svg:y="3.402cm" style:legend-expansion="high" chart:style-name="ch4"/>
        <chart:plot-area chart:style-name="ch5" table:cell-range-address="Arkusz1.G1:Arkusz1.K25" chart:data-source-has-labels="both" svg:x="1.358cm" svg:y="2.318cm" svg:width="11.917cm" svg:height="5.494cm">
          <chartooo:coordinate-region svg:x="2.27cm" svg:y="2.53cm" svg:width="10.171cm" svg:height="4.609cm"/>
          <chart:axis chart:dimension="x" chart:name="primary-x" chart:style-name="ch6" chartooo:axis-type="auto">
            <chart:title svg:x="5.976cm" svg:y="7.993cm" chart:style-name="ch7">
              <text:p>rozmiar problemu</text:p>
            </chart:title>
            <chart:categories table:cell-range-address="Arkusz1.G2:Arkusz1.G25"/>
          </chart:axis>
          <chart:axis chart:dimension="y" chart:name="primary-y" chart:style-name="ch6">
            <chart:title svg:x="0.451cm" svg:y="5.453cm" chart:style-name="ch8">
              <text:p>czas</text:p>
            </chart:title>
            <chart:grid chart:style-name="ch9" chart:class="major"/>
          </chart:axis>
          <chart:series chart:style-name="ch10" chart:values-cell-range-address="Arkusz1.H2:Arkusz1.H25" chart:label-cell-address="Arkusz1.H1:Arkusz1.H1" chart:class="chart:scatter">
            <chart:domain table:cell-range-address="Arkusz1.G2:Arkusz1.G25"/>
            <chart:data-point chart:repeated="24"/>
          </chart:series>
          <chart:series chart:style-name="ch11" chart:values-cell-range-address="Arkusz1.I2:Arkusz1.I25" chart:label-cell-address="Arkusz1.I1:Arkusz1.I1" chart:class="chart:scatter">
            <chart:data-point chart:repeated="24"/>
          </chart:series>
          <chart:series chart:style-name="ch12" chart:values-cell-range-address="Arkusz1.J2:Arkusz1.J25" chart:label-cell-address="Arkusz1.J1:Arkusz1.J1" chart:class="chart:scatter">
            <chart:data-point chart:repeated="24"/>
          </chart:series>
          <chart:series chart:style-name="ch13" chart:values-cell-range-address="Arkusz1.K2:Arkusz1.K25" chart:label-cell-address="Arkusz1.K1:Arkusz1.K1" chart:class="chart:scatter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</text:p>
                <draw:g>
                  <svg:desc>Arkusz1.H1:Arkusz1.H1</svg:desc>
                </draw:g>
              </table:table-cell>
              <table:table-cell office:value-type="string">
                <text:p>64</text:p>
                <draw:g>
                  <svg:desc>Arkusz1.I1:Arkusz1.I1</svg:desc>
                </draw:g>
              </table:table-cell>
              <table:table-cell office:value-type="string">
                <text:p>256</text:p>
                <draw:g>
                  <svg:desc>Arkusz1.J1:Arkusz1.J1</svg:desc>
                </draw:g>
              </table:table-cell>
              <table:table-cell office:value-type="string">
                <text:p>1024</text:p>
                <draw:g>
                  <svg:desc>Arkusz1.K1:Arkusz1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Arkusz1.G2:Arkusz1.G25</svg:desc>
                </draw:g>
              </table:table-cell>
              <table:table-cell office:value-type="float" office:value="0.0661799">
                <text:p>0.0661799</text:p>
                <draw:g>
                  <svg:desc>Arkusz1.H2:Arkusz1.H25</svg:desc>
                </draw:g>
              </table:table-cell>
              <table:table-cell office:value-type="float" office:value="0.0574473">
                <text:p>0.0574473</text:p>
                <draw:g>
                  <svg:desc>Arkusz1.I2:Arkusz1.I25</svg:desc>
                </draw:g>
              </table:table-cell>
              <table:table-cell office:value-type="float" office:value="0.0684512">
                <text:p>0.0684512</text:p>
                <draw:g>
                  <svg:desc>Arkusz1.J2:Arkusz1.J25</svg:desc>
                </draw:g>
              </table:table-cell>
              <table:table-cell office:value-type="float" office:value="0.0623067">
                <text:p>0.0623067</text:p>
                <draw:g>
                  <svg:desc>Arkusz1.K2:Arkusz1.K2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575276">
                <text:p>0.0575276</text:p>
              </table:table-cell>
              <table:table-cell office:value-type="float" office:value="0.0576704">
                <text:p>0.0576704</text:p>
              </table:table-cell>
              <table:table-cell office:value-type="float" office:value="0.0650733">
                <text:p>0.0650733</text:p>
              </table:table-cell>
              <table:table-cell office:value-type="float" office:value="0.0576704">
                <text:p>0.057670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3342">
                <text:p>0.063342</text:p>
              </table:table-cell>
              <table:table-cell office:value-type="float" office:value="0.0578935">
                <text:p>0.0578935</text:p>
              </table:table-cell>
              <table:table-cell office:value-type="float" office:value="0.0775052">
                <text:p>0.0775052</text:p>
              </table:table-cell>
              <table:table-cell office:value-type="float" office:value="0.0577953">
                <text:p>0.057795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603701">
                <text:p>0.0603701</text:p>
              </table:table-cell>
              <table:table-cell office:value-type="float" office:value="0.0580854">
                <text:p>0.0580854</text:p>
              </table:table-cell>
              <table:table-cell office:value-type="float" office:value="0.0706511">
                <text:p>0.0706511</text:p>
              </table:table-cell>
              <table:table-cell office:value-type="float" office:value="0.0733553">
                <text:p>0.073355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649439">
                <text:p>0.0649439</text:p>
              </table:table-cell>
              <table:table-cell office:value-type="float" office:value="0.0628109">
                <text:p>0.0628109</text:p>
              </table:table-cell>
              <table:table-cell office:value-type="float" office:value="0.0521327">
                <text:p>0.0521327</text:p>
              </table:table-cell>
              <table:table-cell office:value-type="float" office:value="0.0575589">
                <text:p>0.057558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593081">
                <text:p>0.0593081</text:p>
              </table:table-cell>
              <table:table-cell office:value-type="float" office:value="0.0646405">
                <text:p>0.0646405</text:p>
              </table:table-cell>
              <table:table-cell office:value-type="float" office:value="0.0576258">
                <text:p>0.0576258</text:p>
              </table:table-cell>
              <table:table-cell office:value-type="float" office:value="0.0578177">
                <text:p>0.05781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584245">
                <text:p>0.0584245</text:p>
              </table:table-cell>
              <table:table-cell office:value-type="float" office:value="0.0655552">
                <text:p>0.0655552</text:p>
              </table:table-cell>
              <table:table-cell office:value-type="float" office:value="0.0632795">
                <text:p>0.0632795</text:p>
              </table:table-cell>
              <table:table-cell office:value-type="float" office:value="0.0613652">
                <text:p>0.061365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659434">
                <text:p>0.0659434</text:p>
              </table:table-cell>
              <table:table-cell office:value-type="float" office:value="0.0599194">
                <text:p>0.0599194</text:p>
              </table:table-cell>
              <table:table-cell office:value-type="float" office:value="0.0571974">
                <text:p>0.0571974</text:p>
              </table:table-cell>
              <table:table-cell office:value-type="float" office:value="0.0574339">
                <text:p>0.057433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749438">
                <text:p>0.0749438</text:p>
              </table:table-cell>
              <table:table-cell office:value-type="float" office:value="0.0574651">
                <text:p>0.0574651</text:p>
              </table:table-cell>
              <table:table-cell office:value-type="float" office:value="0.0585941">
                <text:p>0.0585941</text:p>
              </table:table-cell>
              <table:table-cell office:value-type="float" office:value="0.0575053">
                <text:p>0.057505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621728">
                <text:p>0.0621728</text:p>
              </table:table-cell>
              <table:table-cell office:value-type="float" office:value="0.0654571">
                <text:p>0.0654571</text:p>
              </table:table-cell>
              <table:table-cell office:value-type="float" office:value="0.0593928">
                <text:p>0.0593928</text:p>
              </table:table-cell>
              <table:table-cell office:value-type="float" office:value="0.0675231">
                <text:p>0.067523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723423">
                <text:p>0.0723423</text:p>
              </table:table-cell>
              <table:table-cell office:value-type="float" office:value="0.0604058">
                <text:p>0.0604058</text:p>
              </table:table-cell>
              <table:table-cell office:value-type="float" office:value="0.0778131">
                <text:p>0.0778131</text:p>
              </table:table-cell>
              <table:table-cell office:value-type="float" office:value="0.0716016">
                <text:p>0.071601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844708">
                <text:p>0.0844708</text:p>
              </table:table-cell>
              <table:table-cell office:value-type="float" office:value="0.0786922">
                <text:p>0.0786922</text:p>
              </table:table-cell>
              <table:table-cell office:value-type="float" office:value="0.0657382">
                <text:p>0.0657382</text:p>
              </table:table-cell>
              <table:table-cell office:value-type="float" office:value="0.0754927">
                <text:p>0.075492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116461">
                <text:p>0.116461</text:p>
              </table:table-cell>
              <table:table-cell office:value-type="float" office:value="0.0883173">
                <text:p>0.0883173</text:p>
              </table:table-cell>
              <table:table-cell office:value-type="float" office:value="0.0842878">
                <text:p>0.0842878</text:p>
              </table:table-cell>
              <table:table-cell office:value-type="float" office:value="0.0804592">
                <text:p>0.080459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165854">
                <text:p>0.165854</text:p>
              </table:table-cell>
              <table:table-cell office:value-type="float" office:value="0.0962244">
                <text:p>0.0962244</text:p>
              </table:table-cell>
              <table:table-cell office:value-type="float" office:value="0.0819809">
                <text:p>0.0819809</text:p>
              </table:table-cell>
              <table:table-cell office:value-type="float" office:value="0.0868983">
                <text:p>0.0868983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266255">
                <text:p>0.266255</text:p>
              </table:table-cell>
              <table:table-cell office:value-type="float" office:value="0.126555">
                <text:p>0.126555</text:p>
              </table:table-cell>
              <table:table-cell office:value-type="float" office:value="0.109312">
                <text:p>0.109312</text:p>
              </table:table-cell>
              <table:table-cell office:value-type="float" office:value="0.140597">
                <text:p>0.140597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0.476437">
                <text:p>0.476437</text:p>
              </table:table-cell>
              <table:table-cell office:value-type="float" office:value="0.21103">
                <text:p>0.21103</text:p>
              </table:table-cell>
              <table:table-cell office:value-type="float" office:value="0.161409">
                <text:p>0.161409</text:p>
              </table:table-cell>
              <table:table-cell office:value-type="float" office:value="0.190726">
                <text:p>0.190726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0.910776">
                <text:p>0.910776</text:p>
              </table:table-cell>
              <table:table-cell office:value-type="float" office:value="0.358664">
                <text:p>0.358664</text:p>
              </table:table-cell>
              <table:table-cell office:value-type="float" office:value="0.265876">
                <text:p>0.265876</text:p>
              </table:table-cell>
              <table:table-cell office:value-type="float" office:value="0.331859">
                <text:p>0.331859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1.74312">
                <text:p>1.74312</text:p>
              </table:table-cell>
              <table:table-cell office:value-type="float" office:value="0.639056">
                <text:p>0.639056</text:p>
              </table:table-cell>
              <table:table-cell office:value-type="float" office:value="0.47973">
                <text:p>0.47973</text:p>
              </table:table-cell>
              <table:table-cell office:value-type="float" office:value="0.621099">
                <text:p>0.621099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3.39337">
                <text:p>3.39337</text:p>
              </table:table-cell>
              <table:table-cell office:value-type="float" office:value="1.21147">
                <text:p>1.21147</text:p>
              </table:table-cell>
              <table:table-cell office:value-type="float" office:value="0.904672">
                <text:p>0.904672</text:p>
              </table:table-cell>
              <table:table-cell office:value-type="float" office:value="1.17245">
                <text:p>1.17245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6.3329">
                <text:p>6.3329</text:p>
              </table:table-cell>
              <table:table-cell office:value-type="float" office:value="1.99937">
                <text:p>1.99937</text:p>
              </table:table-cell>
              <table:table-cell office:value-type="float" office:value="1.35193">
                <text:p>1.35193</text:p>
              </table:table-cell>
              <table:table-cell office:value-type="float" office:value="1.8622">
                <text:p>1.8622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NaN">
                <text:p>NaN</text:p>
              </table:table-cell>
              <table:table-cell office:value-type="float" office:value="3.49196">
                <text:p>3.49196</text:p>
              </table:table-cell>
              <table:table-cell office:value-type="float" office:value="2.21274">
                <text:p>2.21274</text:p>
              </table:table-cell>
              <table:table-cell office:value-type="float" office:value="3.22909">
                <text:p>3.22909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NaN">
                <text:p>NaN</text:p>
              </table:table-cell>
              <table:table-cell office:value-type="float" office:value="6.50117">
                <text:p>6.50117</text:p>
              </table:table-cell>
              <table:table-cell office:value-type="float" office:value="3.99815">
                <text:p>3.99815</text:p>
              </table:table-cell>
              <table:table-cell office:value-type="float" office:value="6.04312">
                <text:p>6.04312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939">
                <text:p>7.56939</text:p>
              </table:table-cell>
              <table:table-cell office:value-type="float" office:value="11.6364">
                <text:p>11.6364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065">
                <text:p>15.0065</text:p>
              </table:table-cell>
              <table:table-cell office:value-type="float" office:value="23.2323">
                <text:p>23.23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Windows_x86 LibreOffice_project/281b75f427729060b6446ddb3777b32f957a8f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